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3ee" officeooo:paragraph-rsid="00023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AIQVx8La8K138R1M7ySEIUP52oRbuq2l6SKX</text:p>
      <text:p text:style-name="Standard"/>
      <text:p text:style-name="P1">github.com token passwor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22:41:22.120958414</meta:creation-date>
    <dc:date>2021-12-16T22:42:17.888006244</dc:date>
    <meta:editing-duration>PT57S</meta:editing-duration>
    <meta:editing-cycles>1</meta:editing-cycles>
    <meta:document-statistic meta:table-count="0" meta:image-count="0" meta:object-count="0" meta:page-count="1" meta:paragraph-count="2" meta:word-count="4" meta:character-count="65" meta:non-whitespace-character-count="63"/>
    <meta:generator>LibreOffice/6.4.7.2$Linux_X86_64 LibreOffice_project/40$Build-2</meta:generator>
  </office:meta>
</office:document-meta>
</file>